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CJK KR Light" svg:font-family="'Noto Sans CJK KR Light'"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8pt" officeooo:rsid="000ee76e" officeooo:paragraph-rsid="000ee76e" style:font-size-asian="15.75pt" style:font-size-complex="18pt"/>
    </style:style>
    <style:style style:name="P2" style:family="paragraph" style:parent-style-name="Standard">
      <style:paragraph-properties fo:text-align="center" style:justify-single-word="false"/>
      <style:text-properties style:font-name="FreeSans" fo:font-size="12pt" officeooo:rsid="000ee76e" officeooo:paragraph-rsid="000ee76e" style:font-size-asian="10.5pt" style:font-size-complex="12pt"/>
    </style:style>
    <style:style style:name="P3" style:family="paragraph" style:parent-style-name="Standard">
      <style:paragraph-properties fo:text-align="start" style:justify-single-word="false"/>
      <style:text-properties style:font-name="FreeSans" fo:font-size="12pt" officeooo:rsid="000ee76e" officeooo:paragraph-rsid="000ee76e" style:font-size-asian="10.5pt" style:font-size-complex="12pt"/>
    </style:style>
    <style:style style:name="P4" style:family="paragraph" style:parent-style-name="Standard">
      <style:paragraph-properties fo:text-align="center" style:justify-single-word="false"/>
      <style:text-properties style:font-name="FreeSans" fo:font-size="12pt" officeooo:rsid="000f337a" officeooo:paragraph-rsid="000f337a" style:font-size-asian="10.5pt" style:font-size-complex="12pt"/>
    </style:style>
    <style:style style:name="P5" style:family="paragraph" style:parent-style-name="Standard">
      <style:paragraph-properties fo:text-align="start" style:justify-single-word="false"/>
      <style:text-properties style:font-name="FreeSans" fo:font-size="12pt" officeooo:rsid="000f337a" officeooo:paragraph-rsid="000f337a" style:font-size-asian="10.5pt" style:font-size-complex="12pt"/>
    </style:style>
    <style:style style:name="P6" style:family="paragraph" style:parent-style-name="Standard" style:list-style-name="L3">
      <style:paragraph-properties fo:text-align="start" style:justify-single-word="false"/>
      <style:text-properties style:font-name="FreeSans" fo:font-size="12pt" officeooo:rsid="000f337a" officeooo:paragraph-rsid="000f337a" style:font-size-asian="10.5pt" style:font-size-complex="12pt"/>
    </style:style>
    <style:style style:name="P7" style:family="paragraph" style:parent-style-name="Standard">
      <style:paragraph-properties fo:text-align="center" style:justify-single-word="false"/>
      <style:text-properties style:font-name="FreeSans" fo:font-size="12pt" officeooo:rsid="001013d0" officeooo:paragraph-rsid="001013d0" style:font-size-asian="10.5pt" style:font-size-complex="12pt"/>
    </style:style>
    <style:style style:name="P8" style:family="paragraph" style:parent-style-name="Standard">
      <style:paragraph-properties fo:text-align="start" style:justify-single-word="false"/>
      <style:text-properties style:font-name="FreeSans" fo:font-size="12pt" officeooo:rsid="001013d0" officeooo:paragraph-rsid="001013d0" style:font-size-asian="10.5pt" style:font-size-complex="12pt"/>
    </style:style>
    <style:style style:name="P9" style:family="paragraph" style:parent-style-name="Standard" style:list-style-name="L4">
      <style:paragraph-properties fo:text-align="start" style:justify-single-word="false"/>
      <style:text-properties style:font-name="FreeSans" fo:font-size="12pt" officeooo:rsid="001013d0" officeooo:paragraph-rsid="001013d0" style:font-size-asian="10.5pt" style:font-size-complex="12pt"/>
    </style:style>
    <style:style style:name="P10" style:family="paragraph" style:parent-style-name="Standard">
      <style:paragraph-properties fo:text-align="start" style:justify-single-word="false"/>
      <style:text-properties style:font-name="FreeSans" fo:font-size="12pt" officeooo:rsid="001179ec" officeooo:paragraph-rsid="001179ec" style:font-size-asian="10.5pt" style:font-size-complex="12pt"/>
    </style:style>
    <style:style style:name="P11" style:family="paragraph" style:parent-style-name="Standard">
      <style:paragraph-properties fo:text-align="center" style:justify-single-word="false"/>
      <style:text-properties style:font-name="FreeSans" fo:font-size="12pt" officeooo:rsid="001179ec" officeooo:paragraph-rsid="001179ec" style:font-size-asian="10.5pt" style:font-size-complex="12pt"/>
    </style:style>
    <style:style style:name="P12" style:family="paragraph" style:parent-style-name="Standard">
      <style:paragraph-properties fo:text-align="start" style:justify-single-word="false"/>
      <style:text-properties style:font-name="FreeSans" fo:font-size="12pt" officeooo:rsid="00141aeb" officeooo:paragraph-rsid="00141aeb" style:font-size-asian="10.5pt" style:font-size-complex="12pt"/>
    </style:style>
    <style:style style:name="T1" style:family="text">
      <style:text-properties officeooo:rsid="000f337a"/>
    </style:style>
    <style:style style:name="T2" style:family="text">
      <style:text-properties officeooo:rsid="0013563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FOR SELF DRIVING CARS</text:p>
      <text:p text:style-name="P1"/>
      <text:p text:style-name="P1">STRATO-IT</text:p>
      <text:p text:style-name="P1"/>
      <text:p text:style-name="P1"><text:s/></text:p>
      <text:p text:style-name="P1"/>
      <text:p text:style-name="P2">BY</text:p>
      <text:p text:style-name="P2"/>
      <text:p text:style-name="P2">SUDARSHAN KAMATH</text:p>
      <text:p text:style-name="P2"/>
      <text:p text:style-name="P2">KAUSTUBH VYAS</text:p>
      <text:p text:style-name="P2"/>
      <text:p text:style-name="P2">ANURAG SONTHALI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BSTRACT</text:p>
      <text:p text:style-name="P2"/>
      <text:p text:style-name="P3">Deep Learning has often been used in self driving vehicles on the roads as well as in the industries. Image classification benchmarks have been established quite popularly using neural networks. We realize the underlying potential of neural networks and hence aim to create a line following RC car using deep learning techniques. We shall be using the video obtained through an FPV camera for input. There are various approaches to this problem. We shall be going through those, while justifying why we approached the problem using a simple fully connected neural network. <text:span text:style-name="T1">We would also be describing the difficulties that we made and the mistakes that you could make and hence be on a lookout for. In the end, we would be describing the results and would also provide a few points for improvement over our model.</text:span></text:p>
      <text:p text:style-name="P3"/>
      <text:p text:style-name="P4">METHODOLOGY</text:p>
      <text:p text:style-name="P4"/>
      <text:p text:style-name="P5">We have used the following approach to this problem in order to gain an optimum solution :</text:p>
      <text:p text:style-name="P5"/>
      <text:list xml:id="list8053446425815577480" text:style-name="L3">
        <text:list-item>
          <text:p text:style-name="P6">Try and achieve complete control over the RC car’s throttle and steer though a command line interface or PC control</text:p>
        </text:list-item>
        <text:list-item>
          <text:p text:style-name="P6">Attach camera on the car at a suitable position and code it to run simultaneously with the car</text:p>
        </text:list-item>
        <text:list-item>
          <text:p text:style-name="P6">Use the camera and the car to gain training data for the ML/DL model</text:p>
        </text:list-item>
        <text:list-item>
          <text:p text:style-name="P6">Find potential models which can be trained with the help of this data</text:p>
        </text:list-item>
        <text:list-item>
          <text:p text:style-name="P6">Train model and then test it</text:p>
        </text:list-item>
        <text:list-item>
          <text:p text:style-name="P6">Find scopes for improvement and try and improve accuracy of model.</text:p>
        </text:list-item>
        <text:list-item>
          <text:p text:style-name="P6">If step 6 does not work, then try another model</text:p>
        </text:list-item>
      </text:list>
      <text:p text:style-name="P5"/>
      <text:p text:style-name="P5">We would be describing each of these steps in detail throughout this document.</text:p>
      <text:p text:style-name="P5"/>
      <text:p text:style-name="P7">HARDWARE</text:p>
      <text:p text:style-name="P7"/>
      <text:p text:style-name="P8">We have used the following hardware for the project : </text:p>
      <text:p text:style-name="P8"/>
      <text:list xml:id="list6990358816055347919" text:style-name="L4">
        <text:list-item>
          <text:p text:style-name="P9">Arduino Uno x 1</text:p>
        </text:list-item>
        <text:list-item>
          <text:p text:style-name="P9">Connecting wires</text:p>
        </text:list-item>
        <text:list-item>
          <text:p text:style-name="P9">M to F / M to M / F to F converter wires</text:p>
        </text:list-item>
        <text:list-item>
          <text:p text:style-name="P9">Wifi Shield for Arduino JSN270</text:p>
        </text:list-item>
        <text:list-item>
          <text:p text:style-name="P9">Oscilloscope</text:p>
        </text:list-item>
        <text:list-item>
          <text:p text:style-name="P9">Brown board</text:p>
        </text:list-item>
        <text:list-item>
          <text:p text:style-name="P9">Soldering apparatus</text:p>
        </text:list-item>
      </text:list>
      <text:p text:style-name="P8"/>
      <text:p text:style-name="P11">SOFTWARE AND GPU</text:p>
      <text:p text:style-name="P11"/>
      <text:p text:style-name="P10">The entire code ran on a Intel-Core i5-8400 CPU with clock speed of 2.80Ghz with 6 cores. The GPU is a Nvidia GeForce 1050 Ti. We used UBUNTU Debian 16.04 operating system.</text:p>
      <text:p text:style-name="P10">The codebase was entirely written in python 2.7.13 installed with the help of anaconda version 4.4.0. OpenCV version <text:span text:style-name="T2">was 2.4.11. CUDA v8.0.61 for python2, 64bit was used. Sketch was used to write the code for arduino. We will mention about the other packages as we encounter them during the description of the code. Do check the references in the end for the complete code.</text:span></text:p>
      <text:p text:style-name="P12"><text:soft-page-break/>SKETCH CODE : </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CJK KR Light" svg:font-family="'Noto Sans CJK KR Light'"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4:00:17.208713451</meta:creation-date>
    <meta:generator>LibreOffice/5.1.6.2$Linux_X86_64 LibreOffice_project/10m0$Build-2</meta:generator>
    <dc:date>2018-05-30T15:02:38.052243803</dc:date>
    <meta:editing-duration>PT14M4S</meta:editing-duration>
    <meta:editing-cycles>3</meta:editing-cycles>
    <meta:document-statistic meta:table-count="0" meta:image-count="0" meta:object-count="0" meta:page-count="3" meta:paragraph-count="32" meta:word-count="431" meta:character-count="2387" meta:non-whitespace-character-count="1998"/>
  </office:meta>
</office:document-meta>
</file>